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0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5.05cm" fo:min-width="7.1cm"/>
    </style:style>
    <style:style style:name="gr5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6" style:family="graphic" style:parent-style-name="standard">
      <style:graphic-properties draw:textarea-horizontal-align="justify" draw:textarea-vertical-align="top" draw:auto-grow-height="false" fo:min-height="2.806cm" fo:min-width="6.63cm" fo:wrap-option="no-wrap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0.85cm" fo:min-width="2.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3.05cm" fo:min-width="6.3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0.65cm" fo:min-width="5.6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  <style:text-properties fo:background-color="transparen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background-color="transparen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New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3cm" svg:x="7.7cm" svg:y="4.9cm">
          <text:p text:style-name="P3"><text:span text:style-name="T2">func </text:span><text:span text:style-name="T3">New(server ...string) *Client {</text:span><text:span text:style-name="T3"><text:line-break/></text:span><text:span text:style-name="T3"> <text:s text:c="3"/>ss := new(ServerList)</text:span><text:span text:style-name="T3"><text:line-break/></text:span><text:span text:style-name="T3"> <text:s text:c="3"/>ss.SetServers(server...)</text:span><text:span text:style-name="T3"><text:line-break/></text:span><text:span text:style-name="T4"> <text:s text:c="3"/></text:span><text:span text:style-name="T2">return </text:span><text:span text:style-name="T3">NewFromSelector(ss)</text:span><text:span text:style-name="T3"><text:line-break/></text:span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6" draw:layer="layout" svg:width="7.6cm" svg:height="5.3cm" svg:x="-2.6cm" svg:y="3cm">
          <text:p text:style-name="P3"><text:span text:style-name="T2">fun</text:span><text:span text:style-name="T2">c </text:span><text:span text:style-name="T3">(ss </text:span><text:span text:style-name="T3">*Se</text:span><text:span text:style-name="T3">rve</text:span><text:span text:style-name="T3">rLi</text:span><text:span text:style-name="T3">st) </text:span><text:span text:style-name="T3">Set</text:span><text:span text:style-name="T3">Ser</text:span><text:span text:style-name="T3">ver</text:span><text:span text:style-name="T3">s(s</text:span><text:span text:style-name="T3">erv</text:span><text:span text:style-name="T3">ers </text:span><text:span text:style-name="T3">...</text:span><text:span text:style-name="T3">str</text:span><text:span text:style-name="T3">ing</text:span><text:span text:style-name="T3">) </text:span><text:span text:style-name="T3">err</text:span><text:span text:style-name="T3">or </text:span><text:span text:style-name="T3">{</text:span><text:span text:style-name="T3"><text:line-break/></text:span><text:span text:style-name="T3"> <text:s text:c="3"/></text:span><text:span text:style-name="T3">nad</text:span><text:span text:style-name="T3">dr </text:span><text:span text:style-name="T3">:= </text:span><text:span text:style-name="T3">mak</text:span><text:span text:style-name="T3">e([</text:span><text:span text:style-name="T3">]ne</text:span><text:span text:style-name="T3">t.A</text:span><text:span text:style-name="T3">ddr</text:span><text:span text:style-name="T3">, </text:span><text:span text:style-name="T3">len</text:span><text:span text:style-name="T3">(se</text:span><text:span text:style-name="T3">rve</text:span><text:span text:style-name="T3">rs)</text:span><text:span text:style-name="T3">)</text:span><text:span text:style-name="T3"><text:line-break/></text:span><text:span text:style-name="T4"> <text:s text:c="3"/></text:span><text:span text:style-name="T2">for </text:span><text:span text:style-name="T4">i, </text:span><text:span text:style-name="T4">ser</text:span><text:span text:style-name="T4">ver </text:span><text:span text:style-name="T4">:= </text:span><text:span text:style-name="T2">ran</text:span><text:span text:style-name="T2">ge </text:span><text:span text:style-name="T3">ser</text:span><text:span text:style-name="T3">ver</text:span><text:span text:style-name="T3">s {</text:span><text:span text:style-name="T3"><text:line-break/></text:span><text:span text:style-name="T3"> <text:s text:c="3"/></text:span><text:span text:style-name="T4"><text:s text:c="4"/></text:span><text:span text:style-name="T2">if </text:span><text:span text:style-name="T4">str</text:span><text:span text:style-name="T4">ing</text:span><text:span text:style-name="T4">s.C</text:span><text:span text:style-name="T4">ont</text:span><text:span text:style-name="T4">ain</text:span><text:span text:style-name="T4">s(s</text:span><text:span text:style-name="T4">erv</text:span><text:span text:style-name="T4">er, </text:span><text:span text:style-name="T5">"/"</text:span><text:span text:style-name="T3">) {</text:span><text:span text:style-name="T3"><text:line-break/></text:span><text:span text:style-name="T3"> <text:s text:c="3"/></text:span><text:span text:style-name="T3"><text:s text:c="4"/></text:span><text:span text:style-name="T4"><text:s text:c="4"/></text:span><text:span text:style-name="T4">add</text:span><text:span text:style-name="T4">r, </text:span><text:span text:style-name="T4">err </text:span><text:span text:style-name="T4">:= </text:span><text:span text:style-name="T4">net</text:span><text:span text:style-name="T4">.Re</text:span><text:span text:style-name="T4">sol</text:span><text:span text:style-name="T4">veU</text:span><text:span text:style-name="T4">nix</text:span><text:span text:style-name="T4">Add</text:span><text:span text:style-name="T4">r(</text:span><text:span text:style-name="T5">"</text:span><text:span text:style-name="T5">uni</text:span><text:span text:style-name="T5">x"</text:span><text:span text:style-name="T3">, </text:span><text:span text:style-name="T3">ser</text:span><text:span text:style-name="T3">ver</text:span><text:span text:style-name="T3">)</text:span><text:span text:style-name="T3"><text:line-break/></text:span><text:span text:style-name="T3"> <text:s text:c="3"/></text:span><text:span text:style-name="T3"><text:s text:c="4"/></text:span><text:span text:style-name="T4"><text:s text:c="4"/></text:span><text:span text:style-name="T2">if </text:span><text:span text:style-name="T3">err </text:span><text:span text:style-name="T3">!= </text:span><text:span text:style-name="T3">nil </text:span><text:span text:style-name="T3">{</text:span><text:span text:style-name="T3"><text:line-break/></text:span><text:span text:style-name="T3"> <text:s text:c="3"/></text:span><text:span text:style-name="T3"><text:s text:c="4"/></text:span><text:span text:style-name="T3"><text:s text:c="4"/></text:span><text:span text:style-name="T4"><text:s text:c="4"/></text:span><text:span text:style-name="T2">ret</text:span><text:span text:style-name="T2">urn </text:span><text:span text:style-name="T3">err</text:span><text:span text:style-name="T3"><text:line-break/></text:span><text:span text:style-name="T3"> <text:s text:c="3"/></text:span><text:span text:style-name="T3"><text:s text:c="4"/></text:span><text:span text:style-name="T3"><text:s text:c="4"/></text:span><text:span text:style-name="T3">}</text:span><text:span text:style-name="T3"><text:line-break/></text:span><text:span text:style-name="T3"> <text:s text:c="3"/></text:span><text:span text:style-name="T3"><text:s text:c="4"/></text:span><text:span text:style-name="T3"><text:s text:c="4"/></text:span><text:span text:style-name="T3">nad</text:span><text:span text:style-name="T3">dr[</text:span><text:span text:style-name="T3">i] </text:span><text:span text:style-name="T3">= </text:span><text:span text:style-name="T3">new</text:span><text:span text:style-name="T3">Sta</text:span><text:span text:style-name="T3">tic</text:span><text:span text:style-name="T3">Add</text:span><text:span text:style-name="T3">r(a</text:span><text:span text:style-name="T3">ddr</text:span><text:span text:style-name="T3">)</text:span><text:span text:style-name="T3"><text:line-break/></text:span><text:span text:style-name="T3"> <text:s text:c="3"/></text:span><text:span text:style-name="T4"><text:s text:c="4"/></text:span><text:span text:style-name="T4">} </text:span><text:span text:style-name="T2">els</text:span><text:span text:style-name="T2">e </text:span><text:span text:style-name="T3">{</text:span><text:span text:style-name="T3"><text:line-break/></text:span><text:span text:style-name="T3"> <text:s text:c="3"/></text:span><text:span text:style-name="T3"><text:s text:c="4"/></text:span><text:span text:style-name="T4"><text:s text:c="4"/></text:span><text:span text:style-name="T4">tcp</text:span><text:span text:style-name="T4">add</text:span><text:span text:style-name="T4">r, </text:span><text:span text:style-name="T4">err </text:span><text:span text:style-name="T4">:= </text:span><text:span text:style-name="T4">net</text:span><text:span text:style-name="T4">.Re</text:span><text:span text:style-name="T4">sol</text:span><text:span text:style-name="T4">veT</text:span><text:span text:style-name="T4">CPA</text:span><text:span text:style-name="T4">ddr</text:span><text:span text:style-name="T4">(</text:span><text:span text:style-name="T5">"t</text:span><text:span text:style-name="T5">cp"</text:span><text:span text:style-name="T3">, </text:span><text:span text:style-name="T3">ser</text:span><text:span text:style-name="T3">ver</text:span><text:span text:style-name="T3">)</text:span><text:span text:style-name="T3"><text:line-break/></text:span><text:span text:style-name="T3"> <text:s text:c="3"/></text:span><text:span text:style-name="T3"><text:s text:c="4"/></text:span><text:span text:style-name="T4"><text:s text:c="4"/></text:span><text:span text:style-name="T2">if </text:span><text:span text:style-name="T3">err </text:span><text:span text:style-name="T3">!= </text:span><text:span text:style-name="T3">nil </text:span><text:span text:style-name="T3">{</text:span><text:span text:style-name="T3"><text:line-break/></text:span><text:span text:style-name="T3"> <text:s text:c="3"/></text:span><text:span text:style-name="T3"><text:s text:c="4"/></text:span><text:span text:style-name="T3"><text:s text:c="4"/></text:span><text:span text:style-name="T4"><text:s text:c="4"/></text:span><text:span text:style-name="T2">ret</text:span><text:span text:style-name="T2">urn </text:span><text:span text:style-name="T3">err</text:span><text:span text:style-name="T3"><text:line-break/></text:span><text:span text:style-name="T3"> <text:s text:c="3"/></text:span><text:span text:style-name="T3"><text:s text:c="4"/></text:span><text:span text:style-name="T3"><text:s text:c="4"/></text:span><text:span text:style-name="T3">}</text:span><text:span text:style-name="T3"><text:line-break/></text:span><text:span text:style-name="T3"> <text:s text:c="3"/></text:span><text:span text:style-name="T3"><text:s text:c="4"/></text:span><text:span text:style-name="T3"><text:s text:c="4"/></text:span><text:span text:style-name="T3">nad</text:span><text:span text:style-name="T3">dr[</text:span><text:span text:style-name="T3">i] </text:span><text:span text:style-name="T3">= </text:span><text:span text:style-name="T3">new</text:span><text:span text:style-name="T3">Sta</text:span><text:span text:style-name="T3">tic</text:span><text:span text:style-name="T3">Add</text:span><text:span text:style-name="T3">r(t</text:span><text:span text:style-name="T3">cpa</text:span><text:span text:style-name="T3">ddr</text:span><text:span text:style-name="T3">)</text:span><text:span text:style-name="T3"><text:line-break/></text:span><text:span text:style-name="T3"> <text:s text:c="3"/></text:span><text:span text:style-name="T3"><text:s text:c="4"/></text:span><text:span text:style-name="T3">}</text:span><text:span text:style-name="T3"><text:line-break/></text:span><text:span text:style-name="T3"> <text:s text:c="3"/></text:span><text:span text:style-name="T3">}</text:span><text:span text:style-name="T3"><text:line-break/></text:span><text:span text:style-name="T3"> <text:s text:c="3"/></text:span><text:span text:style-name="T3">ss.</text:span><text:span text:style-name="T3">mu.</text:span><text:span text:style-name="T3">Loc</text:span><text:span text:style-name="T3">k()</text:span><text:span text:style-name="T3"><text:line-break/></text:span><text:span text:style-name="T4"> <text:s text:c="3"/></text:span><text:span text:style-name="T2">def</text:span><text:span text:style-name="T2">er </text:span><text:span text:style-name="T3">ss.</text:span><text:span text:style-name="T3">mu.</text:span><text:span text:style-name="T3">Unl</text:span><text:span text:style-name="T3">ock</text:span><text:span text:style-name="T3">()</text:span><text:span text:style-name="T3"><text:line-break/></text:span><text:span text:style-name="T3"> <text:s text:c="3"/></text:span><text:span text:style-name="T3">ss.</text:span><text:span text:style-name="T3">add</text:span><text:span text:style-name="T3">rs </text:span><text:span text:style-name="T3">= </text:span><text:span text:style-name="T3">nad</text:span><text:span text:style-name="T3">dr</text:span><text:span text:style-name="T3"><text:line-break/></text:span><text:span text:style-name="T4"> <text:s text:c="3"/></text:span><text:span text:style-name="T2">ret</text:span><text:span text:style-name="T2">urn </text:span><text:span text:style-name="T3">nil</text:span><text:span text:style-name="T3"><text:line-break/></text:span><text:span text:style-name="T3">}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5cm" svg:x="9.9cm" svg:y="3.8cm">
          <text:p text:style-name="P7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5cm" svg:x="9.9cm" svg:y="3.8cm">
          <text:p text:style-name="P7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7cm" svg:height="3.3cm" svg:x="10.6cm" svg:y="-2.3cm">
          <text:p text:style-name="P9"><text:span text:style-name="T7">使</text:span><text:span text:style-name="T7">用</text:span><text:span text:style-name="T7">方</text:span><text:span text:style-name="T7">法</text:span><text:span text:style-name="T7">：</text:span></text:p>
          <text:p text:style-name="P3"><text:span text:style-name="T8">m</text:span><text:span text:style-name="T8">c </text:span><text:span text:style-name="T8">:</text:span><text:span text:style-name="T8">= </text:span><text:span text:style-name="T8">m</text:span><text:span text:style-name="T8">e</text:span><text:span text:style-name="T8">m</text:span><text:span text:style-name="T8">c</text:span><text:span text:style-name="T8">a</text:span><text:span text:style-name="T8">c</text:span><text:span text:style-name="T8">h</text:span><text:span text:style-name="T8">e</text:span><text:span text:style-name="T8">.</text:span><text:span text:style-name="T8">N</text:span><text:span text:style-name="T8">e</text:span><text:span text:style-name="T8">w</text:span><text:span text:style-name="T8">(</text:span><text:span text:style-name="T9">"</text:span><text:span text:style-name="T9">1</text:span><text:span text:style-name="T9">2</text:span><text:span text:style-name="T9">7</text:span><text:span text:style-name="T9">.</text:span><text:span text:style-name="T9">0</text:span><text:span text:style-name="T9">.</text:span><text:span text:style-name="T9">0</text:span><text:span text:style-name="T9">.</text:span><text:span text:style-name="T9">1</text:span><text:span text:style-name="T9">:</text:span><text:span text:style-name="T9">1</text:span><text:span text:style-name="T9">1</text:span><text:span text:style-name="T9">2</text:span><text:span text:style-name="T9">1</text:span><text:span text:style-name="T9">1</text:span><text:span text:style-name="T9">"</text:span><text:span text:style-name="T10">)</text:span></text:p>
          <text:p text:style-name="P9"><text:span text:style-name="T7"/></text:p>
          <text:p text:style-name="P9"><text:span text:style-name="T7">主</text:span><text:span text:style-name="T7">要</text:span><text:span text:style-name="T7">可</text:span><text:span text:style-name="T7">以</text:span><text:span text:style-name="T7">分</text:span><text:span text:style-name="T7">为</text:span><text:span text:style-name="T7">以</text:span><text:span text:style-name="T7">下</text:span><text:span text:style-name="T7">步</text:span><text:span text:style-name="T7">骤</text:span><text:span text:style-name="T7">：</text:span></text:p>
          <text:p text:style-name="P9"><text:span text:style-name="T7">1</text:span><text:span text:style-name="T7">、</text:span><text:span text:style-name="T7">传</text:span><text:span text:style-name="T7">入</text:span><text:span text:style-name="T7">m</text:span><text:span text:style-name="T7">e</text:span><text:span text:style-name="T7">m</text:span><text:span text:style-name="T7">ca</text:span><text:span text:style-name="T7">ch</text:span><text:span text:style-name="T7">e</text:span><text:span text:style-name="T7">d</text:span><text:span text:style-name="T7">服</text:span><text:span text:style-name="T7">务</text:span><text:span text:style-name="T7">器</text:span><text:span text:style-name="T7">地</text:span><text:span text:style-name="T7">址</text:span><text:span text:style-name="T7">信</text:span><text:span text:style-name="T7">息</text:span></text:p>
          <text:p text:style-name="P9"><text:span text:style-name="T7">2</text:span><text:span text:style-name="T7">、</text:span><text:span text:style-name="T7">定</text:span><text:span text:style-name="T7">义</text:span><text:span text:style-name="T7">变</text:span><text:span text:style-name="T7">量</text:span><text:span text:style-name="T7">和</text:span><text:span text:style-name="T7">赋</text:span><text:span text:style-name="T7">值</text:span></text:p>
          <draw:enhanced-geometry svg:viewBox="0 0 21600 21600" draw:text-areas="800 800 20800 20800" draw:type="round-rectangular-callout" draw:modifiers="1806.31086871835 26291.6691911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1cm" svg:height="1.1cm" svg:x="13.6cm" svg:y="5cm">
          <text:p text:style-name="P3"><text:span text:style-name="T2">type </text:span><text:span text:style-name="T4">ServerList </text:span><text:span text:style-name="T2">struct </text:span><text:span text:style-name="T3">{</text:span><text:span text:style-name="T3"><text:line-break/></text:span><text:span text:style-name="T3"> <text:s text:c="3"/>mu <text:s text:c="3"/>sync.RWMutex</text:span><text:span text:style-name="T3"><text:line-break/></text:span><text:span text:style-name="T3"> <text:s text:c="3"/>addrs []net.Addr</text:span><text:span text:style-name="T3"><text:line-break/></text:span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3cm" svg:x="7.7cm" svg:y="4.9cm">
          <text:p text:style-name="P3"><text:span text:style-name="T2">func </text:span><text:span text:style-name="T3">New(server ...string) *Client {</text:span><text:span text:style-name="T3"><text:line-break/></text:span><text:span text:style-name="T3"> <text:s text:c="3"/>ss := new(ServerList)</text:span><text:span text:style-name="T3"><text:line-break/></text:span><text:span text:style-name="T3"> <text:s text:c="3"/>ss.SetServers(server...)</text:span><text:span text:style-name="T3"><text:line-break/></text:span><text:span text:style-name="T4"> <text:s text:c="3"/></text:span><text:span text:style-name="T2">return </text:span><text:span text:style-name="T3">NewFromSelector(ss)</text:span><text:span text:style-name="T3"><text:line-break/></text:span><text:span text:style-name="T3">}</text:span></text:p>
          <draw:enhanced-geometry svg:viewBox="0 0 21600 21600" draw:type="rectangle" draw:enhanced-path="M 0 0 L 21600 0 21600 21600 0 21600 0 0 Z N"/>
        </draw:custom-shape>
        <draw:path draw:style-name="gr8" draw:text-style-name="P5" draw:layer="layout" svg:width="4.115cm" svg:height="0.255cm" svg:x="10.554cm" svg:y="5.006cm" svg:viewBox="0 0 4116 256" svg:d="M0 242c304 0 608-8 912 0 308 9 618 6 926 14 245 6 476-77 720-88 226-11 459 48 676-88 142-89 335-104 500-44l191 15 162 88 29 15">
          <text:p/>
        </draw:path>
        <draw:line draw:style-name="gr3" draw:text-style-name="P5" draw:layer="layout" svg:x1="8.3cm" svg:y1="5.6cm" svg:x2="5cm" svg:y2="5.6cm">
          <text:p/>
        </draw:line>
        <draw:custom-shape draw:style-name="gr9" draw:text-style-name="P6" draw:layer="layout" svg:width="6.8cm" svg:height="3.3cm" svg:x="-10.6cm" svg:y="3.7cm">
          <text:p text:style-name="P3"><text:span text:style-name="T2">type </text:span><text:span text:style-name="T4">staticAddr </text:span><text:span text:style-name="T2">struct </text:span><text:span text:style-name="T4">{</text:span><text:span text:style-name="T4"><text:line-break/></text:span><text:span text:style-name="T4"> <text:s text:c="3"/>ntw, str string</text:span><text:span text:style-name="T4"><text:line-break/></text:span><text:span text:style-name="T4">}</text:span><text:span text:style-name="T4"><text:line-break/></text:span><text:span text:style-name="T4"><text:line-break/></text:span><text:span text:style-name="T2">func </text:span><text:span text:style-name="T3">newStaticAddr(a net.Addr) net.Addr {</text:span><text:span text:style-name="T3"><text:line-break/></text:span><text:span text:style-name="T4"> <text:s text:c="3"/></text:span><text:span text:style-name="T2">return </text:span><text:span text:style-name="T3">&amp;staticAddr{</text:span><text:span text:style-name="T3"><text:line-break/></text:span><text:span text:style-name="T3"> <text:s text:c="7"/>ntw: a.Network(),</text:span><text:span text:style-name="T3"><text:line-break/></text:span><text:span text:style-name="T3"> <text:s text:c="7"/>str: a.String(),</text:span><text:span text:style-name="T3"><text:line-break/></text:span><text:span text:style-name="T4"> <text:s text:c="3"/>}</text:span><text:span text:style-name="T4"><text:line-break/></text:span><text:span text:style-name="T4">}</text:span><text:span text:style-name="T4"><text:line-break/></text:span><text:span text:style-name="T4"><text:line-break/></text:span><text:span text:style-name="T2">func </text:span><text:span text:style-name="T4">(s *staticAddr) Network() string { </text:span><text:span text:style-name="T2">return </text:span><text:span text:style-name="T4">s.ntw }</text:span><text:span text:style-name="T4"><text:line-break/></text:span><text:span text:style-name="T2">func </text:span><text:span text:style-name="T4">(s *staticAddr) String() string <text:s/>{ </text:span><text:span text:style-name="T2">return </text:span><text:span text:style-name="T3">s.str 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0.4cm" svg:y1="5.1cm" svg:x2="-7.2cm" svg:y2="5.1cm">
          <text:p/>
        </draw:line>
        <draw:line draw:style-name="gr3" draw:text-style-name="P5" draw:layer="layout" svg:x1="0.5cm" svg:y1="6.4cm" svg:x2="-7.2cm" svg:y2="5.1cm">
          <text:p/>
        </draw:line>
        <draw:custom-shape draw:style-name="gr10" draw:text-style-name="P6" draw:layer="layout" svg:width="6.1cm" svg:height="0.9cm" svg:x="7cm" svg:y="7.2cm">
          <text:p text:style-name="P3"><text:span text:style-name="T2">func </text:span><text:span text:style-name="T4">NewFromSelector(ss ServerSelector) *Client {</text:span><text:span text:style-name="T4"><text:line-break/></text:span><text:span text:style-name="T4"><text:tab/></text:span><text:span text:style-name="T2">return </text:span><text:span text:style-name="T3">&amp;Client{selector: ss}</text:span><text:span text:style-name="T3"><text:line-break/></text:span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9cm" svg:y1="5.9cm" svg:x2="9.9cm" svg:y2="7.3cm">
          <text:p/>
        </draw:line>
        <draw:custom-shape draw:style-name="gr5" draw:text-style-name="P8" draw:layer="layout" svg:width="0.8cm" svg:height="0.5cm" svg:x="6.3cm" svg:y="5cm">
          <text:p text:style-name="P7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5cm" svg:x="9.8cm" svg:y="6.3cm">
          <text:p text:style-name="P7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5cm" svg:x="-3.4cm" svg:y="4.5cm">
          <text:p text:style-name="P7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8cm" svg:height="0.5cm" svg:x="-3.4cm" svg:y="5.3cm">
          <text:p text:style-name="P7"><text:span text:style-name="T6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1T10:57:32.623174129</dc:date>
    <meta:editing-duration>PT41M56S</meta:editing-duration>
    <meta:editing-cycles>11</meta:editing-cycles>
    <meta:generator>LibreOffice/6.1.2.1$Linux_X86_64 LibreOffice_project/10$Build-1</meta:generator>
    <meta:document-statistic meta:object-count="20"/>
  </office:meta>
</office:document-meta>
</file>